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P2" style:family="paragraph" style:parent-style-name="Text_20_body">
      <loext:graphic-properties draw:fill-hatch-name="hatch"/>
      <style:paragraph-properties fo:margin-top="0.101cm" fo:margin-bottom="1cm" style:contextual-spacing="false" fo:line-height="200%"/>
      <style:text-properties fo:font-size="14pt" officeooo:paragraph-rsid="001c3ee7" style:font-size-asian="14pt" style:font-size-complex="14pt"/>
    </style:style>
    <style:style style:name="P3" style:family="paragraph" style:parent-style-name="Text_20_body">
      <loext:graphic-properties draw:fill-gradient-name="gradient" draw:fill-hatch-name="hatch"/>
      <style:paragraph-properties fo:margin-top="0.101cm" fo:margin-bottom="0cm" style:contextual-spacing="false" fo:line-height="200%"/>
      <style:text-properties fo:font-size="14pt" officeooo:paragraph-rsid="001c3ee7" style:font-size-asian="14pt" style:font-size-complex="14pt"/>
    </style:style>
    <style:style style:name="P4" style:family="paragraph" style:parent-style-name="Text_20_body">
      <loext:graphic-properties draw:fill-hatch-name="hatch"/>
      <style:paragraph-properties fo:margin-top="0.101cm" fo:margin-bottom="1cm" style:contextual-spacing="false" fo:line-height="200%"/>
      <style:text-properties fo:font-size="14pt" officeooo:paragraph-rsid="002bbd02" style:font-size-asian="14pt" style:font-size-complex="14pt"/>
    </style:style>
    <style:style style:name="P5" style:family="paragraph" style:parent-style-name="Text_20_body">
      <loext:graphic-properties draw:fill-gradient-name="gradient" draw:fill-hatch-name="hatch"/>
      <style:paragraph-properties fo:margin-top="0.101cm" fo:margin-bottom="0.499cm" style:contextual-spacing="false" fo:line-height="200%"/>
      <style:text-properties fo:font-size="14pt" officeooo:paragraph-rsid="002e001c" style:font-size-asian="14pt" style:font-size-complex="14pt"/>
    </style:style>
    <style:style style:name="P6" style:family="paragraph" style:parent-style-name="Text_20_body">
      <loext:graphic-properties draw:fill-hatch-name="hatch"/>
      <style:paragraph-properties fo:margin-top="0.101cm" fo:margin-bottom="1cm" style:contextual-spacing="false" fo:line-height="200%"/>
      <style:text-properties fo:font-size="14pt" officeooo:paragraph-rsid="002fe488" style:font-size-asian="14pt" style:font-size-complex="14pt"/>
    </style:style>
    <style:style style:name="P7" style:family="paragraph" style:parent-style-name="Text_20_body">
      <loext:graphic-properties draw:fill-hatch-name="hatch"/>
      <style:paragraph-properties fo:margin-top="0.101cm" fo:margin-bottom="1cm" style:contextual-spacing="false" fo:line-height="200%"/>
      <style:text-properties fo:font-size="14pt" officeooo:paragraph-rsid="0036d78e" style:font-size-asian="14pt" style:font-size-complex="14pt"/>
    </style:style>
    <style:style style:name="P8" style:family="paragraph" style:parent-style-name="Text_20_body">
      <loext:graphic-properties draw:fill-hatch-name="hatch"/>
      <style:paragraph-properties fo:margin-top="0.101cm" fo:margin-bottom="0.499cm" style:contextual-spacing="false" fo:line-height="115%" fo:break-before="page"/>
      <style:text-properties fo:font-size="14pt" officeooo:rsid="002789f0" officeooo:paragraph-rsid="002789f0" style:font-size-asian="14pt" style:font-size-complex="14pt"/>
    </style:style>
    <style:style style:name="P9"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2cdea2" style:font-size-asian="14pt" style:font-size-complex="14pt"/>
    </style:style>
    <style:style style:name="P10"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34912d" style:font-size-asian="14pt" style:font-size-complex="14pt"/>
    </style:style>
    <style:style style:name="P11" style:family="paragraph" style:parent-style-name="Text_20_body">
      <loext:graphic-properties draw:fill-hatch-name="hatch"/>
      <style:paragraph-properties fo:margin-top="0.101cm" fo:margin-bottom="0.499cm" style:contextual-spacing="false" fo:line-height="115%"/>
      <style:text-properties fo:font-size="14pt" officeooo:rsid="002862eb" officeooo:paragraph-rsid="002e001c" style:font-size-asian="14pt" style:font-size-complex="14pt"/>
    </style:style>
    <style:style style:name="P12" style:family="paragraph" style:parent-style-name="Text_20_body">
      <loext:graphic-properties draw:fill-hatch-name="hatch"/>
      <style:paragraph-properties fo:margin-top="0.101cm" fo:margin-bottom="0.499cm" style:contextual-spacing="false" fo:line-height="100%"/>
      <style:text-properties fo:font-size="14pt" officeooo:paragraph-rsid="001c3ee7" style:font-size-asian="14pt" style:font-size-complex="14pt"/>
    </style:style>
    <style:style style:name="P13" style:family="paragraph" style:parent-style-name="Text_20_body" style:list-style-name="L1">
      <loext:graphic-properties draw:fill-hatch-name="hatch"/>
      <style:paragraph-properties fo:margin-top="0cm" fo:margin-bottom="0.25cm" style:contextual-spacing="false" fo:line-height="100%"/>
      <style:text-properties fo:font-size="14pt" officeooo:rsid="0029fda3" officeooo:paragraph-rsid="0029fda3" style:font-size-asian="14pt" style:font-size-complex="14pt"/>
    </style:style>
    <style:style style:name="P14" style:family="paragraph" style:parent-style-name="Text_20_body" style:list-style-name="L1">
      <loext:graphic-properties draw:fill-hatch-name="hatch"/>
      <style:paragraph-properties fo:margin-top="0cm" fo:margin-bottom="0.25cm" style:contextual-spacing="false" fo:line-height="100%"/>
      <style:text-properties fo:font-size="14pt" officeooo:rsid="0028d6ad" officeooo:paragraph-rsid="0028d6ad" style:font-size-asian="14pt" style:font-size-complex="14pt"/>
    </style:style>
    <style:style style:name="P15" style:family="paragraph" style:parent-style-name="Text_20_body">
      <loext:graphic-properties draw:fill-hatch-name="hatch"/>
      <style:paragraph-properties fo:margin-top="0.101cm" fo:margin-bottom="0.499cm" style:contextual-spacing="false" fo:line-height="115%" fo:break-before="page"/>
      <style:text-properties fo:font-size="14pt" officeooo:rsid="002862eb" officeooo:paragraph-rsid="002e001c" style:font-size-asian="14pt" style:font-size-complex="14pt"/>
    </style:style>
    <style:style style:name="P16" style:family="paragraph" style:parent-style-name="Text_20_body">
      <loext:graphic-properties draw:fill-hatch-name="hatch"/>
      <style:paragraph-properties fo:margin-top="0.101cm" fo:margin-bottom="0.499cm" style:contextual-spacing="false" fo:line-height="115%"/>
      <style:text-properties fo:font-size="14pt" officeooo:rsid="002862eb" officeooo:paragraph-rsid="003ad9c3" style:font-size-asian="14pt" style:font-size-complex="14pt"/>
    </style:style>
    <style:style style:name="P17" style:family="paragraph" style:parent-style-name="Text_20_body" style:list-style-name="L1">
      <loext:graphic-properties draw:fill-hatch-name="hatch"/>
      <style:paragraph-properties fo:margin-top="0cm" fo:margin-bottom="1cm" style:contextual-spacing="false" fo:line-height="100%"/>
      <style:text-properties fo:font-size="14pt" officeooo:rsid="00382517" officeooo:paragraph-rsid="00382517" style:font-size-asian="14pt" style:font-size-complex="14pt"/>
    </style:style>
    <style:style style:name="P18" style:family="paragraph" style:parent-style-name="Text_20_body">
      <loext:graphic-properties draw:fill-gradient-name="gradient" draw:fill-hatch-name="hatch"/>
      <style:paragraph-properties fo:margin-top="0.101cm" fo:margin-bottom="0.499cm" style:contextual-spacing="false" fo:line-height="200%"/>
      <style:text-properties fo:font-size="14pt" officeooo:paragraph-rsid="001c3ee7" style:font-size-asian="14pt" style:font-size-complex="14pt"/>
    </style:style>
    <style:style style:name="P19" style:family="paragraph" style:parent-style-name="Text_20_body">
      <loext:graphic-properties draw:fill-gradient-name="Gradient_20_1" draw:fill-hatch-name="hatch"/>
      <style:paragraph-properties fo:margin-top="0.101cm" fo:margin-bottom="0.101cm" style:contextual-spacing="false" fo:line-height="200%"/>
      <style:text-properties fo:font-size="14pt" officeooo:paragraph-rsid="001c3ee7" style:font-size-asian="14pt" style:font-size-complex="14pt"/>
    </style:style>
    <style:style style:name="P20" style:family="paragraph" style:parent-style-name="Text_20_body">
      <loext:graphic-properties draw:fill-hatch-name="hatch"/>
      <style:paragraph-properties fo:margin-top="0.101cm" fo:margin-bottom="0.499cm" style:contextual-spacing="false" fo:line-height="115%"/>
      <style:text-properties fo:font-size="14pt" officeooo:rsid="003ad9c3" officeooo:paragraph-rsid="003ad9c3" style:font-size-asian="14pt" style:font-size-complex="14pt"/>
    </style:style>
    <style:style style:name="P21" style:family="paragraph" style:parent-style-name="Text_20_body">
      <loext:graphic-properties draw:fill-gradient-name="gradient" draw:fill-hatch-name="hatch"/>
      <style:paragraph-properties fo:margin-top="0.101cm" fo:margin-bottom="0.499cm" style:contextual-spacing="false" fo:line-height="200%"/>
      <style:text-properties fo:font-size="14pt" fo:font-style="normal" fo:font-weight="bold" officeooo:paragraph-rsid="001c3ee7" style:font-size-asian="14pt" style:font-style-asian="normal" style:font-weight-asian="bold" style:font-size-complex="14pt" style:font-style-complex="normal" style:font-weight-complex="bold"/>
    </style:style>
    <style:style style:name="P22" style:family="paragraph" style:parent-style-name="Text_20_body" style:master-page-name="">
      <loext:graphic-properties draw:fill="none" draw:fill-hatch-name="hatch"/>
      <style:paragraph-properties fo:margin-left="2cm" fo:margin-right="0cm" fo:margin-top="0.101cm" fo:margin-bottom="0.499cm" style:contextual-spacing="false" fo:line-height="115%" fo:text-indent="-1cm" style:auto-text-indent="false" style:page-number="auto" fo:background-color="transparent"/>
      <style:text-properties fo:font-size="14pt" fo:font-style="italic" fo:font-weight="bold" officeooo:rsid="002789f0" officeooo:paragraph-rsid="003a90dc" style:font-size-asian="14pt" style:font-style-asian="italic" style:font-weight-asian="bold" style:font-size-complex="14pt" style:font-style-complex="italic" style:font-weight-complex="bold"/>
    </style:style>
    <style:style style:name="P23" style:family="paragraph" style:parent-style-name="Text_20_body">
      <loext:graphic-properties draw:fill="none" draw:fill-hatch-name="hatch"/>
      <style:paragraph-properties fo:margin-left="2cm" fo:margin-right="0cm" fo:margin-top="0.101cm" fo:margin-bottom="0.499cm" style:contextual-spacing="false" fo:line-height="115%" fo:text-indent="-1cm" style:auto-text-indent="false" fo:background-color="transparent"/>
      <style:text-properties fo:font-size="14pt" fo:font-style="italic" fo:font-weight="bold" officeooo:rsid="002789f0" officeooo:paragraph-rsid="003a90dc" style:font-size-asian="14pt" style:font-style-asian="italic" style:font-weight-asian="bold" style:font-size-complex="14pt" style:font-style-complex="italic" style:font-weight-complex="bold"/>
    </style:style>
    <style:style style:name="P24" style:family="paragraph" style:parent-style-name="Text_20_body">
      <loext:graphic-properties draw:fill-hatch-name="hatch"/>
      <style:paragraph-properties fo:margin-top="0.101cm" fo:margin-bottom="1cm" style:contextual-spacing="false" fo:line-height="100%"/>
      <style:text-properties officeooo:paragraph-rsid="001c3ee7"/>
    </style:style>
    <style:style style:name="P25" style:family="paragraph" style:parent-style-name="Text_20_body" style:list-style-name="L3"/>
    <style:style style:name="T1" style:family="text">
      <style:text-properties officeooo:rsid="0031a1fe"/>
    </style:style>
    <style:style style:name="T2" style:family="text">
      <style:text-properties officeooo:rsid="0025b437"/>
    </style:style>
    <style:style style:name="T3" style:family="text">
      <style:text-properties officeooo:rsid="001c3ee7"/>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fo:font-weight="bold" officeooo:rsid="0025b437" style:font-weight-asian="bold" style:font-weight-complex="bold"/>
    </style:style>
    <style:style style:name="T8" style:family="text">
      <style:text-properties fo:font-weight="bold" officeooo:rsid="002fe488" style:font-weight-asian="bold" style:font-weight-complex="bold"/>
    </style:style>
    <style:style style:name="T9" style:family="text">
      <style:text-properties officeooo:rsid="002789f0"/>
    </style:style>
    <style:style style:name="T10" style:family="text">
      <style:text-properties officeooo:rsid="002c8a67"/>
    </style:style>
    <style:style style:name="T11" style:family="text">
      <style:text-properties officeooo:rsid="002cdea2"/>
    </style:style>
    <style:style style:name="T12" style:family="text">
      <style:text-properties officeooo:rsid="002d3666"/>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officeooo:rsid="0032b6a9"/>
    </style:style>
    <style:style style:name="T16" style:family="text">
      <style:text-properties officeooo:rsid="0034912d"/>
    </style:style>
    <style:style style:name="T17" style:family="text">
      <style:text-properties officeooo:rsid="0035852a"/>
    </style:style>
    <style:style style:name="T18" style:family="text">
      <style:text-properties officeooo:rsid="00382517"/>
    </style:style>
    <style:style style:name="T19" style:family="text">
      <style:text-properties style:text-position="super 58%"/>
    </style:style>
    <style:style style:name="T20" style:family="text">
      <style:text-properties style:text-position="0% 100%"/>
    </style:style>
    <style:style style:name="T21" style:family="text">
      <style:text-properties officeooo:rsid="0039723c"/>
    </style:style>
    <style:style style:name="T22" style:family="text">
      <style:text-properties fo:font-weight="normal" style:font-weight-asian="normal" style:font-weight-complex="normal"/>
    </style:style>
    <style:style style:name="T23" style:family="text">
      <style:text-properties officeooo:rsid="003a90dc"/>
    </style:style>
    <style:style style:name="T24" style:family="text">
      <style:text-properties officeooo:rsid="003ad9c3"/>
    </style:style>
    <style:style style:name="T25" style:family="text">
      <style:text-properties officeooo:rsid="003bece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7">Call to Worship</text:span><text:span text:style-name="T2"> </text:span><text:span text:style-name="T9">Ps </text:span><text:span text:style-name="T23">133</text:span><text:span text:style-name="T9"> </text:span><text:span text:style-name="T2">/ </text:span>Opening prayer (John A)</text:p>
      <text:p text:style-name="P24"><text:span text:style-name="T14">Praise:</text:span><text:span text:style-name="T13"> </text:span><text:span text:style-name="Emphasis">King of Kings</text:span></text:p>
      <text:p text:style-name="P12"><text:span text:style-name="T6">Announcements</text:span> (John A)</text:p>
      <text:list xml:id="list2152260094" text:style-name="L1">
        <text:list-item>
          <text:p text:style-name="P13">Special welcome to <text:span text:style-name="T18">Oli Blyth</text:span><text:span text:style-name="T17"> from Surrey Hills who will preach the Word today </text:span><text:span text:style-name="T18">and lead </text:span><text:span text:style-name="T25">us in </text:span><text:span text:style-name="T18">the communion service</text:span></text:p>
        </text:list-item>
        <text:list-item>
          <text:p text:style-name="P14">Morning Tea and fellowship after the service</text:p>
        </text:list-item>
        <text:list-item>
          <text:p text:style-name="P17">Another special welcome to Judah Shane Lee, who was born on Thursday 28<text:span text:style-name="T19">th</text:span><text:span text:style-name="T20">.</text:span> All went well and he arrived safely. Talia and Judah arrived home on Friday.</text:p>
        </text:list-item>
      </text:list>
      <text:p text:style-name="P2"><text:span text:style-name="T6">Bible Reading:</text:span> Luke 24:1-12 <text:s/>(Tim A)</text:p>
      <text:p text:style-name="P6"><text:span text:style-name="T6">Praise: </text:span><text:span text:style-name="T5">Every Step</text:span></text:p>
      <text:p text:style-name="P7"><text:span text:style-name="T6">Prayer for the church and the world</text:span> (<text:span text:style-name="T21">Mook</text:span>)</text:p>
      <text:p text:style-name="P7"><text:span text:style-name="T8">B</text:span><text:span text:style-name="T6">ible Reading:</text:span> Luke 9:18-27 (Pam)</text:p>
      <text:p text:style-name="P4"><text:span text:style-name="T6">Praise:</text:span> <text:span text:style-name="T4">Jerusalem</text:span> (OFFERING)</text:p>
      <text:p text:style-name="P5"><text:span text:style-name="T6">Sermon:</text:span> “THE EVENT YOU DON’T WANT TO MISS” (Oliver Blythe)</text:p>
      <text:p text:style-name="P18"><text:span text:style-name="T6">Praise:</text:span> <text:span text:style-name="T4">Behold the Lamb</text:span></text:p>
      <text:p text:style-name="P21">The Lord’s Supper</text:p>
      <text:p text:style-name="P21">Praise: <text:span text:style-name="Emphasis"><text:span text:style-name="T22">How Great Thou Art</text:span></text:span></text:p>
      <text:p text:style-name="P3"><text:span text:style-name="T6">Benediction</text:span> (<text:span text:style-name="T21">Oli Blyth</text:span>)</text:p>
      <text:p text:style-name="P8">Opening Prayer (Psalm <text:span text:style-name="T1">1</text:span><text:span text:style-name="T23">33</text:span><text:span text:style-name="T1">:1-</text:span><text:span text:style-name="T23">3</text:span><text:span text:style-name="T10">)</text:span></text:p>
      <text:p text:style-name="P22">1 How good and pleasant it is when God’s people live together in unity!</text:p>
      <text:p text:style-name="P23">2 It is like precious <text:span text:style-name="T23">[anointing] </text:span>oil poured on the head, running down on the beard,</text:p>
      <text:p text:style-name="P23">running down on Aaron’s beard, down on the collar of his robe.</text:p>
      <text:p text:style-name="P23">3 It is as if the dew of Hermon were falling on Mount Zion.</text:p>
      <text:p text:style-name="P23">For there the Lord bestows his blessing, even life forevermore..</text:p>
      <text:p text:style-name="P9"><text:span text:style-name="T23">Heavenly </text:span>Father<text:span text:style-name="T15">,</text:span> we thank You <text:span text:style-name="T11">that we can </text:span><text:span text:style-name="T23">come</text:span><text:span text:style-name="T11"> in</text:span><text:span text:style-name="T23">to</text:span><text:span text:style-name="T11"> Your Presence </text:span>today. <text:span text:style-name="T15">We thank You that we </text:span><text:span text:style-name="T23">are here, uited in purpose by the work of the Holy Spirit, to give You praise, to honour Jesus our King of Kings, Whom You have anointed as our High Priest forever, and to celebrate the Lord’s Supper</text:span><text:span text:style-name="T11">.</text:span></text:p>
      <text:p text:style-name="P10">We thank You <text:span text:style-name="T16">that </text:span><text:span text:style-name="T23">You have provided fully for our salvation, knowing that we could not save ourselves.</text:span><text:span text:style-name="T16"> </text:span><text:span text:style-name="T23">We thank You for preserving your Word through the generations, so that we have a sure foundation for our faith, and we thank You for faithful men who preach i</text:span><text:span text:style-name="T24">t</text:span><text:span text:style-name="T23">, so that we may grow progressively more and more into the likeness of our Lord and Saviour.</text:span></text:p>
      <text:p text:style-name="P16"><text:span text:style-name="T24">We thank You that through the Supper we remember what Jesus went through on our behalf solemnly, but that we look forward to the full hope of His triumphant return joyously, despite our present circumstances in this troubled world.</text:span></text:p>
      <text:p text:style-name="P16">We pray today that <text:span text:style-name="T12">we</text:span> may <text:span text:style-name="T24">encourage one another, and spur one another on to love and good deeds, just as Your Word commands us. I</text:span><text:span text:style-name="T17">n </text:span><text:span text:style-name="T24">Jesus Mighty</text:span><text:span text:style-name="T17"> Name we pray</text:span>, Amen.</text:p>
      <text:p text:style-name="P20">Let us now stand to sing of Jesus, who is our eternal King of Kings.</text:p>
      <text:p text:style-name="P15">Call to Worship ( ) / Opening prayer (John A)<text:line-break/>Praise: <text:span text:style-name="Emphasis">King of Kings</text:span><text:line-break/>Announcements (John A)<text:line-break/>Bible Reading: Luke 24:1-12 (Tim A)<text:line-break/>Praise: <text:span text:style-name="Emphasis">Every Step</text:span><text:line-break/>Prayer for the church and the world (Mook)<text:line-break/>Bible reading: Luke 9:18-27 (Pam)<text:line-break/>Praise: <text:span text:style-name="Emphasis">Jerusalem</text:span> (OFFERING)<text:line-break/>Sermon: “THE EVENT YOU DON’T WANT TO MISS” (Oliver Blythe)<text:line-break/>Praise: <text:span text:style-name="Emphasis">Behold the Lamb</text:span><text:line-break/>The Lord’s Supper<text:line-break/>Praise: <text:span text:style-name="Emphasis">How Great Thou Art</text:span><text:line-break/>Benediction (Oliver Blythe)</text:p>
      <text:p text:style-name="Text_20_body">Sermon Outline<text:line-break/>“THE EVENT YOU DON’T WANT TO MISS”   (Luke 9:18-27))<text:line-break/>Introduction</text:p>
      <text:list xml:id="list3051982212" text:style-name="L3">
        <text:list-item>
          <text:p text:style-name="P25">Missed it by that much</text:p>
        </text:list-item>
        <text:list-item>
          <text:p text:style-name="P25">Passage: The King of the kingdom</text:p>
        </text:list-item>
        <text:list-item>
          <text:p text:style-name="P25">Summary: The King of the kingdom has come</text:p>
        </text:list-item>
        <text:list-item>
          <text:p text:style-name="P25">So we must:</text:p>
          <text:list>
            <text:list-item>
              <text:p text:style-name="P25">Recognise the King of the kingdom</text:p>
            </text:list-item>
            <text:list-item>
              <text:p text:style-name="P25">Follow the King of the kingdom</text:p>
            </text:list-item>
          </text:list>
        </text:list-item>
      </text:list>
      <text:p text:style-name="Text_20_body">Conclusion</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382517"/>
    </style:style>
    <style:style style:name="MT2" style:family="text">
      <style:text-properties officeooo:rsid="001c3ee7"/>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3rd</text:span> <text:span text:style-name="MT1">March</text:span> 202<text:span text:style-name="MT2">4</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4-03-02T21:24:23.066678072</dc:date>
    <meta:editing-duration>PT4H48M21S</meta:editing-duration>
    <meta:editing-cycles>30</meta:editing-cycles>
    <meta:generator>LibreOffice/7.3.7.2$Linux_X86_64 LibreOffice_project/30$Build-2</meta:generator>
    <meta:print-date>2024-02-03T21:06:33.278074986</meta:print-date>
    <meta:document-statistic meta:table-count="0" meta:image-count="0" meta:object-count="0" meta:page-count="3" meta:paragraph-count="37" meta:word-count="528" meta:character-count="2896" meta:non-whitespace-character-count="2411"/>
  </office:meta>
</office:document-meta>
</file>